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LocaleConverter.Date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LocaleConverter.setLenient( boolean len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LocaleConverter.Date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LocaleConverter.Date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LocaleConverter.convertPattern( String pattern , String fromChars , String toCha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ateLocaleConverter.Date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LocaleConverter.convertLocalizedPattern( String localizedPattern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ateLocaleConverter.Date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LocaleConverter.Date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LocaleConverter.initDefault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LocaleConverter.Date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LocaleConverter.Date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LocaleConverter.Date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LocaleConverter.parse( Object value , String patter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ateLocaleConverter.is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LocaleConverter.Date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LocaleConverter.Date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LocaleConverter.Date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